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CE000003692BB8A22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2.20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9cm" fo:min-width="1.76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3.98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6cm" fo:min-width="1.76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2.6000003814697pt"/>
    </style:style>
    <style:style style:name="P3" style:family="paragraph">
      <loext:graphic-properties draw:fill="none" draw:fill-color="#ffffff"/>
      <style:text-properties fo:font-size="22.6000003814697pt"/>
    </style:style>
    <style:style style:name="P4" style:family="paragraph">
      <style:text-properties fo:font-size="15pt"/>
    </style:style>
    <style:style style:name="P5" style:family="paragraph">
      <loext:graphic-properties draw:fill="none" draw:fill-color="#ffffff"/>
      <style:text-properties fo:font-size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974cm" svg:height="9.594cm" svg:x="0cm" svg:y="0cm">
          <draw:image xlink:href="Pictures/10000001000006CE000003692BB8A221.png" xlink:type="simple" xlink:show="embed" xlink:actuate="onLoad" draw:mime-type="image/png">
            <text:p/>
          </draw:image>
        </draw:frame>
        <draw:frame draw:style-name="gr2" draw:text-style-name="P3" draw:layer="layout" svg:width="2.703cm" svg:height="1.02cm" draw:transform="rotate (0.299149433791828) translate (10.565cm 1.664cm)">
          <draw:text-box>
            <text:p text:style-name="P2"><text:span text:style-name="T1">Rocker</text:span></text:p>
          </draw:text-box>
        </draw:frame>
        <draw:frame draw:style-name="gr3" draw:text-style-name="P5" draw:layer="layout" svg:width="2.266cm" svg:height="1.019cm" draw:transform="rotate (-0.75729836244034) translate (3.822cm 6.389cm)">
          <draw:text-box>
            <text:p text:style-name="P4">Bogie</text:p>
          </draw:text-box>
        </draw:frame>
        <draw:frame draw:style-name="gr4" draw:text-style-name="P5" draw:layer="layout" svg:width="4.484cm" svg:height="1.02cm" svg:x="10.907cm" svg:y="5.373cm">
          <draw:text-box>
            <text:p text:style-name="P4">Rocker Pivot</text:p>
          </draw:text-box>
        </draw:frame>
        <draw:frame draw:style-name="gr5" draw:text-style-name="P5" draw:layer="layout" svg:width="2.268cm" svg:height="1.816cm" svg:x="4.746cm" svg:y="8.207cm">
          <draw:text-box>
            <text:p text:style-name="P4">Bogie</text:p>
            <text:p text:style-name="P4">Join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967cm" fo:page-height="9.8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2:32:15.313615601</meta:creation-date>
    <dc:date>2025-11-04T12:41:57.591624040</dc:date>
    <meta:editing-duration>PT8M39S</meta:editing-duration>
    <meta:editing-cycles>4</meta:editing-cycles>
    <meta:generator>LibreOffice/24.2.7.2$Linux_X86_64 LibreOffice_project/420$Build-2</meta:generator>
    <meta:document-statistic meta:object-count="5"/>
  </office:meta>
</office:document-meta>
</file>